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 LT W01_45 Book1475508" svg:font-family="'Avenir LT W01_45 Book1475508', Avenir,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solid" style:text-underline-width="auto" style:text-underline-color="font-color" fo:font-weight="normal" style:font-size-asian="10.5pt" style:font-weight-asian="normal" style:font-size-complex="10.5pt" style:font-weight-complex="normal"/>
    </style:style>
    <style:style style:name="P3"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style>
    <style:style style:name="T1" style:family="text">
      <style:text-properties fo:font-weight="bold" style:font-weight-asian="bold" style:font-weight-complex="bold"/>
    </style:style>
    <style:style style:name="T2" style:family="text">
      <style:text-properties fo:color="#000000" style:font-name="Georgia" fo:font-size="10.5pt" fo:language="none" fo:country="none" style:text-underline-style="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 style:family="text">
      <style:text-properties fo:color="#000000" style:font-name="Georgia" fo:font-size="12pt" fo:language="none" fo:country="none" style:text-underline-style="none"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4" style:family="text">
      <style:text-properties fo:color="#000000" fo:language="none" fo:country="none" style:text-underline-style="solid" style:text-underline-width="auto" style:text-underline-color="font-color" fo:font-weight="normal" style:font-name-asian="Georgia" style:language-asian="none" style:country-asian="none" style:font-weight-asian="normal" style:font-name-complex="Georgia" style:language-complex="none" style:country-complex="none" style:font-weight-complex="normal"/>
    </style:style>
    <style:style style:name="T5" style:family="text">
      <style:text-properties fo:color="#000000" fo:language="none" fo:country="none" style:text-underline-style="none" fo:font-weight="normal" style:font-name-asian="Georgia" style:language-asian="none" style:country-asian="none" style:font-weight-asian="normal" style:font-name-complex="Georgia" style:language-complex="none" style:country-complex="none" style:font-weight-complex="normal"/>
    </style:style>
    <style:style style:name="T6" style:family="text">
      <style:text-properties fo:color="#000000" style:font-name="Georgia" style:font-weight-asian="normal" style:font-weight-complex="normal"/>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language="none" fo:country="none" style:font-name-asian="Georgia" style:language-asian="none" style:country-asian="none" style:font-name-complex="Georgia" style:language-complex="none" style:country-complex="none"/>
    </style:style>
    <style:style style:name="T10"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1" style:family="text">
      <style:text-properties style:font-name="Georgia" fo:language="none" fo:country="none" fo:font-style="italic" style:text-underline-style="solid" style:text-underline-width="auto" style:text-underline-color="font-color" style:font-name-asian="Georgia" style:language-asian="none" style:country-asian="none" style:font-style-asian="italic" style:font-name-complex="Georgia" style:language-complex="none" style:country-complex="none" style:font-style-complex="italic"/>
    </style:style>
    <style:style style:name="T12"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3" style:family="text">
      <style:text-properties fo:color="#208080" style:font-name="Georgia" fo:font-size="12pt" fo:language="none" fo:country="none" style:text-underline-style="none"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14" style:family="text">
      <style:text-properties fo:language="none" fo:country="none" style:font-name-asian="Georgia" style:language-asian="none" style:country-asian="none" style:font-name-complex="Georgia" style:language-complex="none" style:country-complex="none"/>
    </style:style>
    <style:style style:name="T15"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6" style:family="text">
      <style:text-properties fo:color="#333333"/>
    </style:style>
    <style:style style:name="T17" style:family="text">
      <style:text-properties fo:color="#333333" style:font-name="Avenir LT W01_45 Book1475508" fo:font-size="13.5pt"/>
    </style:style>
    <style:style style:name="T18" style:family="text">
      <style:text-properties fo:color="#333333"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ow To Respond to Promised Judgment</text:span> </text:p>
      <text:p text:style-name="P8"><text:span text:style-name="T1">Read:</text:span> Amos 5:1-15</text:p>
      <text:p text:style-name="P8"/>
      <text:p text:style-name="P9"><text:span text:style-name="T7">Text:</text:span><text:span text:style-name="T8"> </text:span><text:span text:style-name="T2">Amos “You only have I known of all the families of the earth: therefore I will punish you for all your iniquities.”</text:span></text:p>
      <text:p text:style-name="P8"><text:span text:style-name="T5"/></text:p>
      <text:p text:style-name="P5"><text:span text:style-name="T1">Introduction:</text:span> <text:span text:style-name="T6">During the days of Amos, Israel was prosperous, a powerful and wealthy upper class emerged who exploited the poor and perverted justice. Although a native of Judah, Amos prophesied to the northern kingdom of Israel. He preached to an affluent society that was deeply involved in false worship and in the mistreatment of the poor. These wealthy and powerful Israelites were confident and secure.</text:span></text:p>
      <text:p text:style-name="P6"/>
      <text:p text:style-name="P3"><text:span text:style-name="T14">Amo 5:1 Hear ye this word which I take up against you, </text:span><text:span text:style-name="T15">even</text:span><text:span text:style-name="T14"> a lamentation, O house of Israel.</text:span></text:p>
      <text:p text:style-name="P1"><text:span text:style-name="T9">Amo 5:2 The virgin of Israel is fallen; she shall no more rise: she is forsaken upon her land; </text:span><text:span text:style-name="T10">there is</text:span><text:span text:style-name="T9"> none to raise her up.</text:span></text:p>
      <text:p text:style-name="P1"><text:span text:style-name="T9">Amo 5:3 For thus saith the Lord GOD; The city that went out </text:span><text:span text:style-name="T10">by</text:span><text:span text:style-name="T9"> a thousand shall leave an hundred, and that which went forth </text:span><text:span text:style-name="T10">by</text:span><text:span text:style-name="T9"> an hundred shall leave ten, to the house of Israel.</text:span></text:p>
      <text:p text:style-name="P2"><text:span text:style-name="T9">Amo 5:4 For thus saith the LORD unto the house of Israel, Seek ye me, and ye shall live:</text:span></text:p>
      <text:p text:style-name="P1"><text:span text:style-name="T9">Amo 5:5 But seek not Bethel, nor enter into Gilgal, and pass not to Beersheba: for Gilgal shall surely go into captivity, and Bethel shall come to nought.</text:span></text:p>
      <text:p text:style-name="P1"><text:span text:style-name="T12">Amo 5:6 Seek the LORD, and ye shall live;</text:span><text:span text:style-name="T9"> lest he break out like fire in the house of Joseph, and devour </text:span><text:span text:style-name="T10">it,</text:span><text:span text:style-name="T9"> and </text:span><text:span text:style-name="T10">there be</text:span><text:span text:style-name="T9"> none to quench </text:span><text:span text:style-name="T10">it</text:span><text:span text:style-name="T9"> in Bethel.</text:span></text:p>
      <text:p text:style-name="P1"><text:span text:style-name="T9">Amo 5:7 Ye who turn judgment to wormwood, and leave off righteousness in the earth,</text:span></text:p>
      <text:p text:style-name="P1"><text:span text:style-name="T12">Amo 5:8 </text:span><text:span text:style-name="T11">Seek him</text:span><text:span text:style-name="T12"> that maketh the seven stars and Orion, and turneth the shadow of death into the morning, and maketh the day dark with night: that calleth for the waters of the sea, and poureth them out upon the face of the earth: The LORD </text:span><text:span text:style-name="T11">is</text:span><text:span text:style-name="T12"> his name:</text:span></text:p>
      <text:p text:style-name="P1"><text:span text:style-name="T9">Amo 5:9 That strengtheneth the spoiled against the strong, so that the spoiled shall come against the fortress.</text:span></text:p>
      <text:p text:style-name="P1"><text:span text:style-name="T9">Amo 5:10 They hate him that rebuketh in the gate, and they abhor him that speaketh uprightly.</text:span></text:p>
      <text:p text:style-name="P1"><text:span text:style-name="T9">Amo 5:11 Forasmuch therefore as your treading </text:span><text:span text:style-name="T10">is</text:span><text:span text:style-name="T9"> upon the poor, and ye take from him burdens of wheat: ye have built houses of hewn stone, but ye shall not dwell in them; ye have planted pleasant vineyards, but ye shall not drink wine of them.</text:span></text:p>
      <text:p text:style-name="P1"><text:span text:style-name="T9">Amo 5:12 For I know your manifold transgressions and your mighty sins: they afflict the just, they take a bribe, and they turn aside the poor in the gate </text:span><text:span text:style-name="T10">from their right.</text:span></text:p>
      <text:p text:style-name="P1"><text:span text:style-name="T9">Amo 5:13 Therefore the prudent shall keep silence in that time; for it </text:span><text:span text:style-name="T10">is</text:span><text:span text:style-name="T9"> an evil time.</text:span></text:p>
      <text:p text:style-name="P1"><text:span text:style-name="T12">Amo 5:14 Seek good, and not evil, that ye may live: and so the LORD, the God of hosts, shall be with you,</text:span><text:span text:style-name="T9"> as ye have spoken.</text:span></text:p>
      <text:p text:style-name="P1"><text:span text:style-name="T12">Amo 5:15 Hate the evil, and love the good, and establish judgment in the</text:span><text:span text:style-name="T9"> </text:span><text:span text:style-name="T12">gate: it may be that the LORD God of hosts will be gracious unto the remnant of Joseph</text:span><text:span text:style-name="T9">.</text:span></text:p>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 LT W01_45 Book1475508" svg:font-family="'Avenir LT W01_45 Book1475508', Avenir,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22-08-04T08:10:23.13</dc:date>
    <meta:editing-duration>P3DT11H50M1S</meta:editing-duration>
    <meta:generator>OpenOffice/4.1.3$Win32 OpenOffice.org_project/413m1$Build-9783</meta:generator>
    <meta:printed-by>j </meta:printed-by>
    <meta:print-date>2020-06-28T08:33:33.47</meta:print-date>
    <meta:document-statistic meta:table-count="0" meta:image-count="0" meta:object-count="0" meta:page-count="1" meta:paragraph-count="20" meta:word-count="511" meta:character-count="26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